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0a2e6f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paragraph-rsid="000a2e6f"/>
    </style:style>
    <style:style style:name="P3" style:family="paragraph" style:parent-style-name="Standard">
      <style:text-properties fo:language="pt" fo:country="BR" officeooo:rsid="000a2e6f" officeooo:paragraph-rsid="000a2e6f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P5" style:family="paragraph" style:parent-style-name="Standard" style:list-style-name="L5">
      <style:paragraph-properties fo:text-align="justify" style:justify-single-word="false"/>
      <style:text-properties fo:language="pt" fo:country="BR" officeooo:rsid="01671ce0" officeooo:paragraph-rsid="01671ce0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1671ce0" officeooo:paragraph-rsid="01671ce0"/>
    </style:style>
    <style:style style:name="P7" style:family="paragraph" style:parent-style-name="Standard" style:list-style-name="L6">
      <style:paragraph-properties fo:text-align="justify" style:justify-single-word="false"/>
      <style:text-properties fo:language="pt" fo:country="BR" officeooo:rsid="01f4d0b7" officeooo:paragraph-rsid="01f4d0b7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1f4d0b7" officeooo:paragraph-rsid="01f4d0b7"/>
    </style:style>
    <style:style style:name="T1" style:family="text">
      <style:text-properties officeooo:rsid="000a2e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65c1ed" style:font-weight-asian="bold" style:font-weight-complex="bold"/>
    </style:style>
    <style:style style:name="T4" style:family="text">
      <style:text-properties fo:font-weight="bold" officeooo:rsid="0174fe80" style:font-weight-asian="bold" style:font-weight-complex="bold"/>
    </style:style>
    <style:style style:name="T5" style:family="text">
      <style:text-properties fo:font-weight="bold" officeooo:rsid="017b48ba" style:font-weight-asian="bold" style:font-weight-complex="bold"/>
    </style:style>
    <style:style style:name="T6" style:family="text">
      <style:text-properties fo:font-weight="bold" officeooo:rsid="01d40937" style:font-weight-asian="bold" style:font-weight-complex="bold"/>
    </style:style>
    <style:style style:name="T7" style:family="text">
      <style:text-properties fo:font-weight="bold" officeooo:rsid="01f4d0b7" style:font-weight-asian="bold" style:font-weight-complex="bold"/>
    </style:style>
    <style:style style:name="T8" style:family="text">
      <style:text-properties fo:font-weight="bold" officeooo:rsid="02129660" style:font-weight-asian="bold" style:font-weight-complex="bold"/>
    </style:style>
    <style:style style:name="T9" style:family="text">
      <style:text-properties fo:font-size="26pt" style:text-underline-style="solid" style:text-underline-width="auto" style:text-underline-color="font-color" officeooo:rsid="0155674c" style:font-size-asian="26pt" style:font-size-complex="26pt"/>
    </style:style>
    <style:style style:name="T10" style:family="text">
      <style:text-properties fo:font-size="26pt" style:text-underline-style="solid" style:text-underline-width="auto" style:text-underline-color="font-color" officeooo:rsid="000a2e6f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officeooo:rsid="0144bf9c" style:font-size-asian="26pt" style:font-size-complex="26pt"/>
    </style:style>
    <style:style style:name="T12" style:family="text">
      <style:text-properties officeooo:rsid="0156ad44"/>
    </style:style>
    <style:style style:name="T13" style:family="text">
      <style:text-properties officeooo:rsid="0165c1ed"/>
    </style:style>
    <style:style style:name="T14" style:family="text">
      <style:text-properties officeooo:rsid="01671ce0"/>
    </style:style>
    <style:style style:name="T15" style:family="text">
      <style:text-properties officeooo:rsid="0174fe80"/>
    </style:style>
    <style:style style:name="T16" style:family="text">
      <style:text-properties officeooo:rsid="017600f8"/>
    </style:style>
    <style:style style:name="T17" style:family="text">
      <style:text-properties officeooo:rsid="017718bb"/>
    </style:style>
    <style:style style:name="T18" style:family="text">
      <style:text-properties officeooo:rsid="017b48ba"/>
    </style:style>
    <style:style style:name="T19" style:family="text">
      <style:text-properties officeooo:rsid="017ed961"/>
    </style:style>
    <style:style style:name="T20" style:family="text">
      <style:text-properties officeooo:rsid="01887678"/>
    </style:style>
    <style:style style:name="T21" style:family="text">
      <style:text-properties officeooo:rsid="01d40937"/>
    </style:style>
    <style:style style:name="T22" style:family="text">
      <style:text-properties officeooo:rsid="01f4d0b7"/>
    </style:style>
    <style:style style:name="T23" style:family="text">
      <style:text-properties officeooo:rsid="021296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Conceitos Básicos Aplicados a Projetos</text:span><text:span text:style-name="T10"> – </text:span><text:span text:style-name="T11">10</text:span><text:span text:style-name="T10">/08/2022</text:span></text:p>
      <text:p text:style-name="P3"/>
      <text:p text:style-name="P4"/>
      <text:p text:style-name="P1"><text:span text:style-name="T1">- </text:span><text:span text:style-name="T12">Projeto de software pensa na questão de decomposição em módulos, componentes ou classes que apresentam autosuficiencia, o que provem flexibilidade, extensibilidade, modularidade.</text:span></text:p>
      <text:p text:style-name="P1"/>
      <text:p text:style-name="P1">- <text:span text:style-name="T3">Arquitetura:</text:span><text:span text:style-name="T13"> Refere-se à ‘organização geral do software aos modos pelos quais disponibiliza integridade conceitual para um sistema’. </text:span><text:span text:style-name="T14">O projeto arquiteural de um software está intimamente ligado aos requisitos não funcionais e como eles serão contemplados dentro da organização do projeto.</text:span></text:p>
      <text:p text:style-name="P1"/>
      <text:p text:style-name="P1">- <text:span text:style-name="T14">As propriedades que devem ser especificadas como parte de um projeto de arquitetura são:</text:span></text:p>
      <text:p text:style-name="P1"/>
      <text:list xml:id="list4068565227" text:style-name="L5">
        <text:list-item>
          <text:p text:style-name="P5">Propriedades estruturais</text:p>
        </text:list-item>
        <text:list-item>
          <text:p text:style-name="P5">Propriedades não funcionais</text:p>
        </text:list-item>
        <text:list-item>
          <text:p text:style-name="P5">Famílias de sistemas</text:p>
        </text:list-item>
      </text:list>
      <text:p text:style-name="P6"/>
      <text:p text:style-name="P6">- <text:span text:style-name="T4">Padrões:</text:span><text:span text:style-name="T15"> Solução testada, avaliada e consolidada para um problema recorrente. </text:span><text:span text:style-name="T16">A descrição de um padrão permite ao </text:span><text:span text:style-name="T17">projetista se o padrão se aplica ou não ao trabalho em questão e se ele poder ou não ser utilizado.</text:span></text:p>
      <text:p text:style-name="P6"/>
      <text:p text:style-name="P6">- <text:span text:style-name="T5">Separação por Interesses:</text:span><text:span text:style-name="T18"> Sugere que qualquer problema complexo pode ser tratado mais facilmente se for subdividido em partes para serem desenvolvidas independentemente. </text:span><text:span text:style-name="T19">A complexidade percebida de dois problemas, quando estas são combinados, normalmente é maior do que a soma da complexidade percebida quando cada um deles é tomado individualmente.</text:span></text:p>
      <text:p text:style-name="P6"/>
      <text:p text:style-name="P6">- <text:span text:style-name="T20">Modularidade: Característica dos sistemas que são divididos em componentes. A modularização permite que um sitema complexo seja compreendido pela mente humana. A abstração permite que nos concentremos no problema em algum nível de generalização sem considerar detalhes.</text:span></text:p>
      <text:p text:style-name="P6"/>
      <text:p text:style-name="P6">- <text:span text:style-name="T6">Ocultação de Informação:</text:span><text:span text:style-name="T21"> Esse princípio sugere que cada módulo deve conter decisões de projeto que ele oculta dos outros módulos. Sendo assim os módulos comunicam entre si para obterem informações necessárias para que o sistema funcione.</text:span></text:p>
      <text:p text:style-name="P6"/>
      <text:p text:style-name="P6">- <text:span text:style-name="T7">Independência Funcional:</text:span><text:span text:style-name="T22"> É uma característica alcançada em um software atrvés do desenvolvimento de módulos simples e uma ‘aversão’ à interação excessiva com outros módulos.</text:span></text:p>
      <text:p text:style-name="P6"/>
      <text:list xml:id="list357006568" text:style-name="L6">
        <text:list-item>
          <text:p text:style-name="P7"><text:span text:style-name="T2">Coesão:</text:span> É uma indicação da força relativa funcional de um módulo.</text:p>
        </text:list-item>
        <text:list-item>
          <text:p text:style-name="P7"><text:span text:style-name="T2">Acoplamento:</text:span> É uma indicação da relação entre os módulos e sua interdependência.</text:p>
        </text:list-item>
      </text:list>
      <text:p text:style-name="P8"/>
      <text:p text:style-name="P8">- <text:span text:style-name="T8">Refinamento:</text:span><text:span text:style-name="T23"> Maior elaboração dos níveis de detalhe, um programa é desenvolvido atrvés de sucessivos refinamentos. A abstração e o refinamento são conceitos complementa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0:52:30.292424140</meta:creation-date>
    <dc:date>2022-08-10T12:10:08.366788541</dc:date>
    <meta:editing-duration>PT3H28M27S</meta:editing-duration>
    <meta:editing-cycles>75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33" meta:character-count="2257" meta:non-whitespace-character-count="1943"/>
  </office:meta>
</office:document-meta>
</file>